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cs" fo:country="CZ" officeooo:rsid="0017aacb" officeooo:paragraph-rsid="0017aacb"/>
    </style:style>
    <style:style style:name="P2" style:family="paragraph" style:parent-style-name="Standard">
      <style:text-properties fo:language="cs" fo:country="CZ" officeooo:rsid="00191d6b" officeooo:paragraph-rsid="00191d6b"/>
    </style:style>
    <style:style style:name="P3" style:family="paragraph" style:parent-style-name="Standard">
      <style:text-properties fo:language="cs" fo:country="CZ" officeooo:rsid="001c4f48" officeooo:paragraph-rsid="001c4f48"/>
    </style:style>
    <style:style style:name="T1" style:family="text">
      <style:text-properties officeooo:rsid="00191d6b"/>
    </style:style>
    <style:style style:name="T2" style:family="text">
      <style:text-properties style:text-line-through-style="solid" style:text-line-through-type="single" style:text-underline-style="none" fo:font-weight="normal" officeooo:rsid="00191d6b" style:font-weight-asian="normal" style:font-weight-complex="normal"/>
    </style:style>
    <style:style style:name="T3" style:family="text">
      <style:text-properties style:text-line-through-style="solid" style:text-line-through-type="single" style:text-underline-style="none" fo:font-weight="normal" officeooo:rsid="001a5ec7" style:font-weight-asian="normal" style:font-weight-complex="normal"/>
    </style:style>
    <style:style style:name="T4" style:family="text">
      <style:text-properties style:text-line-through-style="solid" style:text-line-through-type="single" style:text-underline-style="none" fo:font-weight="normal" officeooo:rsid="001b5da0" style:font-weight-asian="normal" style:font-weight-complex="normal"/>
    </style:style>
    <style:style style:name="T5" style:family="text">
      <style:text-properties style:text-line-through-style="solid" style:text-line-through-type="single" style:text-underline-style="none" fo:font-weight="normal" officeooo:rsid="001c4f48" style:font-weight-asian="normal" style:font-weight-complex="normal"/>
    </style:style>
    <style:style style:name="T6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7" style:family="text">
      <style:text-properties style:text-line-through-style="none" style:text-line-through-type="none" style:text-underline-style="none" fo:font-weight="normal" officeooo:rsid="00191d6b" style:font-weight-asian="normal" style:font-weight-complex="normal"/>
    </style:style>
    <style:style style:name="T8" style:family="text">
      <style:text-properties style:text-line-through-style="none" style:text-line-through-type="none" style:text-underline-style="none" fo:font-weight="normal" officeooo:rsid="001a5ec7" style:font-weight-asian="normal" style:font-weight-complex="normal"/>
    </style:style>
    <style:style style:name="T9" style:family="text">
      <style:text-properties style:text-line-through-style="none" style:text-line-through-type="none" style:text-underline-style="none" fo:font-weight="normal" officeooo:rsid="001b5da0" style:font-weight-asian="normal" style:font-weight-complex="normal"/>
    </style:style>
    <style:style style:name="T10" style:family="text">
      <style:text-properties style:text-line-through-style="none" style:text-line-through-type="none" style:text-underline-style="none" fo:font-weight="normal" officeooo:rsid="001c4f48" style:font-weight-asian="normal" style:font-weight-complex="normal"/>
    </style:style>
    <style:style style:name="T11" style:family="text">
      <style:text-properties style:text-line-through-style="none" style:text-line-through-type="none" style:text-underline-style="solid" style:text-underline-width="auto" style:text-underline-color="font-color" fo:font-weight="normal" officeooo:rsid="001b5da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Úvod</text:p>
      <text:p text:style-name="P1">Návrat Realpolitik</text:p>
      <text:p text:style-name="P1">Realpolitik je <text:s/>opět v módě – je zpět. Důvody pro toto konstatování nedávného komebaku není žádné taajemství. Optimismus a smysl triumfu, který se vplížily do Anglo=Amerického politického myšlení <text:s/>bezprostředně po konci Studené války a <text:span text:style-name="T1">vyvrcholilo <text:s/>stržením <text:s/>sochy Saddama Huseina <text:s/>na Bagdádském náměstí <text:s/>Firdos v <text:s/>dubnu 2003, bylo nahrazeno „návratem historie“ , a „odplatou zeměpisu“ ale také „koncem snu“. <text:s/>V roce 1990 některé skutečnosti Realpolitik myšlení minulosti <text:s/>jako <text:s/>otázky relikvie éry Studené války nebo jako „nutného zla“, které by se měli naklonit, zapadnout <text:s/>do popelníhu historie. <text:s/>Ještě kombinace <text:s/>ideologického vyčerpání, ekonomického </text:span><text:span text:style-name="T2">downturn</text:span><text:span text:style-name="T7"> , <text:s/>militaristického </text:span><text:span text:style-name="T2">overstretch</text:span><text:span text:style-name="T7"> <text:s/>a následujících krizí na Středním východě, ve Východní Evropě, a v Pacifiku nás ujišťují, že R1 má opakující přítomnost </text:span><text:span text:style-name="T2">audience once more</text:span><text:span text:style-name="T7">.</text:span></text:p>
      <text:p text:style-name="P2"><text:span text:style-name="T6">Tato kniha <text:s/>nabízí první <text:s/></text:span><text:span text:style-name="T8">komplexni historii R1 jako koncept, který se přesunul z Německa do hlavního Anglo=Amerického <text:s/>politického </text:span><text:span text:style-name="T3">discourse</text:span><text:span text:style-name="T8"> <text:s/>. V době sporů je <text:s/>obvyklé nahlédnout do historie jako možného návodu – nebo <text:s/>pro nalezení samotných prostředků <text:s/>s intelektuálním </text:span><text:span text:style-name="T3">armory</text:span><text:span text:style-name="T8"> <text:s/>předcházejících období/</text:span><text:span text:style-name="T3">eras</text:span><text:span text:style-name="T8">. </text:span><text:span text:style-name="T9">Z pohledu dlouhého času, toto představuje debatu <text:s/>o politice, strategii, kdy se zahraniční politika může jevit jako něco cyklického. <text:s/>Voskování ? a </text:span><text:span text:style-name="T11">wan</text:span><text:span text:style-name="T9"> R1 v západním politickém <text:s/></text:span><text:span text:style-name="T4">discourse</text:span><text:span text:style-name="T9"> <text:s/>je jeden <text:s/>z těchto příkladů. <text:s/>Těsně vztaženo se jedná o <text:s/>periodu „znovu=objevení“ spisku Niccolo <text:s/>Machiavelliho, zejména jeho pasáže </text:span><text:span text:style-name="T4">treatise</text:span><text:span text:style-name="T9"> „The Princeů“? , který byl poprvvé publikován 1532. <text:s/>Jak se často <text:s/>stává, když se svět stává velice <text:s/>proměnlivým místem ? <text:s/>objeví se vlna nových knih Florenstkého <text:s/>politika, obsahující <text:s/>prominentní <text:s/>nabídky ? Philipa Bobbitta a Jonathana <text:s/>Powella, Tony <text:s/>Blair dřívější šéf </text:span><text:span text:style-name="T11">chiief of staff</text:span><text:span text:style-name="T9">. Jak napsal Michael Ignatieff, nacházíme se uprostřed <text:s/>dalšího <text:s/>„Machiavellian moment“ <text:s/></text:span><text:span text:style-name="T4">an instance</text:span><text:span text:style-name="T9"> <text:s/>, </text:span><text:span text:style-name="T10">když </text:span><text:span text:style-name="T5">public necessity</text:span><text:span text:style-name="T10"> </text:span></text:p>
      <text:p text:style-name="P3"><text:span text:style-name="T6">1END</text:span></text:p>
      <text:p text:style-name="P3"><text:span text:style-name="T6">2START</text:span></text:p>
      <text:p text:style-name="P3"><text:span text:style-name="T6"/></text:p>
      <text:p text:style-name="P1"/>
      <text:p text:style-name="P1">SLOVNÍK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10:19:23.859000000</meta:creation-date>
    <meta:generator>LibreOffice/5.0.2.2$Windows_x86 LibreOffice_project/37b43f919e4de5eeaca9b9755ed688758a8251fe</meta:generator>
    <dc:date>2016-03-15T11:13:40.812000000</dc:date>
    <meta:editing-duration>PT7M25S</meta:editing-duration>
    <meta:editing-cycles>2</meta:editing-cycles>
    <meta:document-statistic meta:table-count="0" meta:image-count="0" meta:object-count="0" meta:page-count="1" meta:paragraph-count="7" meta:word-count="268" meta:character-count="1930" meta:non-whitespace-character-count="1622"/>
  </office:meta>
</office:document-meta>
</file>